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ur lösung der Problemstellung dieser Arbeit werden verschiedene Algorithmen aufgeführt. Sie lassen sich grob in zwei Kategorien aufteilen.</text:p>
      <text:p text:style-name="Standard">1. Die nicht rekursiven Algorithmen</text:p>
      <text:p text:style-name="Standard">Diese Algorithmen nehmen die letzten n (n &gt; 0) Frames des Videos und versuchen mit ihnen den nächsten Frame vorherzusagen. </text:p>
      <text:p text:style-name="Standard"/>
      <text:p text:style-name="Standard"/>
      <text:p text:style-name="Standard">Hier wurden sie rekorsiv genannt: <text:a xlink:type="simple" xlink:href="http://citeseerx.ist.psu.edu/viewdoc/download?doi=10.1.1.214.6703&amp;rep=rep1&amp;type=pdf">http://citeseerx.ist.psu.edu/viewdoc/download?doi=10.1.1.214.6703&amp;rep=rep1&amp;type=pd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45S</meta:editing-duration>
    <meta:editing-cycles>3</meta:editing-cycles>
    <meta:generator>OpenOffice/4.0.0$Win32 OpenOffice.org_project/400m3$Build-9702</meta:generator>
    <dc:date>2015-06-02T10:03:29.03</dc:date>
    <meta:document-statistic meta:table-count="0" meta:image-count="0" meta:object-count="0" meta:page-count="1" meta:paragraph-count="4" meta:word-count="49" meta:character-count="414"/>
    <meta:user-defined meta:name="Info 1"/>
    <meta:user-defined meta:name="Info 2"/>
    <meta:user-defined meta:name="Info 3"/>
    <meta:user-defined meta:name="Info 4"/>
  </office:meta>
</office:document-meta>
</file>